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5e80" officeooo:paragraph-rsid="000d5e80"/>
    </style:style>
    <style:style style:name="P2" style:family="paragraph" style:parent-style-name="Standard">
      <style:text-properties officeooo:rsid="000f5c80" officeooo:paragraph-rsid="000f5c80"/>
    </style:style>
    <style:style style:name="P3" style:family="paragraph" style:parent-style-name="Standard">
      <style:text-properties officeooo:rsid="0010ab8c" officeooo:paragraph-rsid="0010ab8c"/>
    </style:style>
    <style:style style:name="P4" style:family="paragraph" style:parent-style-name="Standard">
      <style:text-properties style:use-window-font-color="true" style:font-name="Liberation Serif" fo:font-size="12pt" officeooo:rsid="0010ab8c" officeooo:paragraph-rsid="0010ab8c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officeooo:rsid="000d5e80" officeooo:paragraph-rsid="000d5e80" style:font-size-asian="12pt" style:font-size-complex="12pt"/>
    </style:style>
    <style:style style:name="P6" style:family="paragraph" style:parent-style-name="Standard">
      <style:text-properties officeooo:rsid="001144e2" officeooo:paragraph-rsid="001144e2"/>
    </style:style>
    <style:style style:name="P7" style:family="paragraph" style:parent-style-name="Standard">
      <style:text-properties officeooo:rsid="00148f85" officeooo:paragraph-rsid="00148f8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officeooo:rsid="00129f5b"/>
    </style:style>
    <style:style style:name="T4" style:family="text">
      <style:text-properties officeooo:rsid="00152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a Crippa Nogueira</text:p>
      <text:p text:style-name="P1"/>
      <text:p text:style-name="P1">Prova Teorica:</text:p>
      <text:p text:style-name="P1">06/08/2021 </text:p>
      <text:p text:style-name="P1"/>
      <text:p text:style-name="P1"/>
      <text:p text:style-name="P1">1.) Quali sono le possibili cause di un’eccezione?</text:p>
      <text:p text:style-name="P2">Le possibili cause di un’eccezione sono: errori di utilizzo o nella logica del programma; errori del programma (run time); errori di sistema.</text:p>
      <text:p text:style-name="P1"/>
      <text:p text:style-name="P1">2.) Descrivere il costrutto formale per la gestione di una eccezione fornendo un esempio.</text:p>
      <text:p text:style-name="P3">Il costrutto è try-catch, dove try è il codice che potrebbe causare un’eccezione, catch sarebbe il gestore.</text:p>
      <text:p text:style-name="P3">Esempio:</text:p>
      <text:p text:style-name="P4"><text:span text:style-name="T2">static int GetInt(int[] array, int index)</text:span></text:p>
      <text:p text:style-name="P4"><text:span text:style-name="T1"><text:s/></text:span><text:span text:style-name="T2">{</text:span></text:p>
      <text:p text:style-name="P4"><text:span text:style-name="T2"><text:s/>try</text:span><text:span text:style-name="T1"> </text:span></text:p>
      <text:p text:style-name="P4"><text:span text:style-name="T2">{ </text:span></text:p>
      <text:p text:style-name="P4"><text:span text:style-name="T2">return</text:span><text:span text:style-name="T1"> </text:span><text:span text:style-name="T2">array[index]; </text:span></text:p>
      <text:p text:style-name="P4"><text:span text:style-name="T2">} </text:span></text:p>
      <text:p text:style-name="P4"><text:span text:style-name="T2">catch (IndexOutOfRangeException e) // CS0168</text:span><text:span text:style-name="T1"> </text:span></text:p>
      <text:p text:style-name="P4"><text:span text:style-name="T2">{ </text:span></text:p>
      <text:p text:style-name="P4"><text:span text:style-name="T2">Console.WriteLine(e.Message); </text:span></text:p>
      <text:p text:style-name="P4"><text:span text:style-name="T2">// Set IndexOutOfRangeException to the new exception's InnerException.</text:span><text:span text:style-name="T1"> </text:span></text:p>
      <text:p text:style-name="P4"><text:span text:style-name="T2">throw</text:span><text:span text:style-name="T1"> </text:span><text:span text:style-name="T2">new</text:span><text:span text:style-name="T1"> </text:span><text:span text:style-name="T2">ArgumentOutOfRangeException("index parameter is out of range.", e);</text:span></text:p>
      <text:p text:style-name="P4"><text:span text:style-name="T2"><text:s/>} </text:span></text:p>
      <text:p text:style-name="P4"><text:span text:style-name="T2">}</text:span> </text:p>
      <text:p text:style-name="P5"/>
      <text:p text:style-name="P1">3.) Descrivere i ruoli che esistono all’interno di un progetto.</text:p>
      <text:p text:style-name="P6">Sono 6 i ruoli che compongo il team: </text:p>
      <text:p text:style-name="P6">Product Owner – proprietario del prodotto finale;</text:p>
      <text:p text:style-name="P6">Business Analysts – la figura tra gli owner e il team tecnico;</text:p>
      <text:p text:style-name="P6">Software Solution Architect – quello che progetta i sistemi, e identifica il modo come gli sviluppatori dovrebbero costruire (il sistema). </text:p>
      <text:p text:style-name="P6">Sviluppatori;</text:p>
      <text:p text:style-name="P6">Team Quality Assurance – team di testing;</text:p>
      <text:p text:style-name="P6">Team Operations – <text:span text:style-name="T3">responsabile per configurazione di requisiti tecnici di esecuzione.</text:span></text:p>
      <text:p text:style-name="P1"/>
      <text:p text:style-name="P1">4.) Descrivere la differenza tra class diagram e object diagram descrivendo gli elementi di cui possono essere composti.</text:p>
      <text:p text:style-name="P7">Class diagram – consiste di svariate classi connesse tra di loro tramite delle relazioni, è possibile inserire attributi (proprietà) ed operazione (azione che gli oggetti di una classe possono compiere).</text:p>
      <text:p text:style-name="P7">(Inserire Attributi)</text:p>
      <text:p text:style-name="P7">Object diagram – rappresenta le istanze delle classi descritte nel Class diagram, è possibile inserire oggetti e valori.</text:p>
      <text:p text:style-name="P7">(Inserire Slot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06T09:05:45.908000000</meta:creation-date>
    <dc:date>2021-08-06T12:49:11.733000000</dc:date>
    <meta:editing-duration>PT2H33M5S</meta:editing-duration>
    <meta:editing-cycles>5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34" meta:word-count="245" meta:character-count="1713" meta:non-whitespace-character-count="1479"/>
  </office:meta>
</office:document-meta>
</file>